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settings.xml"/>
  <manifest:file-entry xmlns:script="urn:oasis:names:tc:opendocument:xmlns:script:1.0" xmlns:number="urn:oasis:names:tc:opendocument:xmlns:datastyle:1.0" xmlns:dcterms="http://purl.org/dc/terms/" xmlns:text="urn:oasis:names:tc:opendocument:xmlns:text:1.0" xmlns:fo="urn:oasis:names:tc:opendocument:xmlns:xsl-fo-compatible:1.0" xmlns:dom="http://www.w3.org/2001/xml-events" xmlns:style="urn:oasis:names:tc:opendocument:xmlns:style:1.0" xmlns:table="urn:oasis:names:tc:opendocument:xmlns:table:1.0" xmlns:dc="http://purl.org/dc/elements/1.1/" xmlns:draw="urn:oasis:names:tc:opendocument:xmlns:drawing:1.0" xmlns:svg="urn:oasis:names:tc:opendocument:xmlns:svg-compatible:1.0" xmlns:msxsl="urn:schemas-microsoft-com:xslt" xmlns:presentation="urn:oasis:names:tc:opendocument:xmlns:presentation:1.0" xmlns:office="urn:oasis:names:tc:opendocument:xmlns:office:1.0" xmlns:cp="http://schemas.openxmlformats.org/package/2006/metadata/core-properties" manifest:media-type="application/vnd.sun.star.oleobject" manifest:full-path="OleobjectM1230000"/>
  <manifest:file-entry xmlns:script="urn:oasis:names:tc:opendocument:xmlns:script:1.0" xmlns:number="urn:oasis:names:tc:opendocument:xmlns:datastyle:1.0" xmlns:dcterms="http://purl.org/dc/terms/" xmlns:text="urn:oasis:names:tc:opendocument:xmlns:text:1.0" xmlns:fo="urn:oasis:names:tc:opendocument:xmlns:xsl-fo-compatible:1.0" xmlns:dom="http://www.w3.org/2001/xml-events" xmlns:style="urn:oasis:names:tc:opendocument:xmlns:style:1.0" xmlns:table="urn:oasis:names:tc:opendocument:xmlns:table:1.0" xmlns:dc="http://purl.org/dc/elements/1.1/" xmlns:draw="urn:oasis:names:tc:opendocument:xmlns:drawing:1.0" xmlns:svg="urn:oasis:names:tc:opendocument:xmlns:svg-compatible:1.0" xmlns:msxsl="urn:schemas-microsoft-com:xslt" xmlns:presentation="urn:oasis:names:tc:opendocument:xmlns:presentation:1.0" xmlns:office="urn:oasis:names:tc:opendocument:xmlns:office:1.0" xmlns:cp="http://schemas.openxmlformats.org/package/2006/metadata/core-properties" manifest:media-type="application/vnd.sun.star.oleobject" manifest:full-path="OleobjectM2230000"/>
  <manifest:file-entry xmlns:script="urn:oasis:names:tc:opendocument:xmlns:script:1.0" xmlns:number="urn:oasis:names:tc:opendocument:xmlns:datastyle:1.0" xmlns:dcterms="http://purl.org/dc/terms/" xmlns:text="urn:oasis:names:tc:opendocument:xmlns:text:1.0" xmlns:fo="urn:oasis:names:tc:opendocument:xmlns:xsl-fo-compatible:1.0" xmlns:dom="http://www.w3.org/2001/xml-events" xmlns:style="urn:oasis:names:tc:opendocument:xmlns:style:1.0" xmlns:table="urn:oasis:names:tc:opendocument:xmlns:table:1.0" xmlns:dc="http://purl.org/dc/elements/1.1/" xmlns:draw="urn:oasis:names:tc:opendocument:xmlns:drawing:1.0" xmlns:svg="urn:oasis:names:tc:opendocument:xmlns:svg-compatible:1.0" xmlns:msxsl="urn:schemas-microsoft-com:xslt" xmlns:presentation="urn:oasis:names:tc:opendocument:xmlns:presentation:1.0" xmlns:office="urn:oasis:names:tc:opendocument:xmlns:office:1.0" xmlns:cp="http://schemas.openxmlformats.org/package/2006/metadata/core-properties" manifest:media-type="application/vnd.sun.star.oleobject" manifest:full-path="OleobjectM3230000"/>
</manifest:manifest>
</file>

<file path=content.xml><?xml version="1.0" encoding="utf-8"?>
<office:document-content xmlns:office="urn:oasis:names:tc:opendocument:xmlns:office:1.0" xmlns:script="urn:oasis:names:tc:opendocument:xmlns:script:1.0" xmlns:number="urn:oasis:names:tc:opendocument:xmlns:datastyle:1.0" xmlns:dcterms="http://purl.org/dc/terms/" xmlns:text="urn:oasis:names:tc:opendocument:xmlns:text:1.0" xmlns:v="urn:schemas-microsoft-com:vml" xmlns:dom="http://www.w3.org/2001/xml-events" xmlns:o="urn:schemas-microsoft-com:office:office" xmlns:fo="urn:oasis:names:tc:opendocument:xmlns:xsl-fo-compatible:1.0" xmlns:style="urn:oasis:names:tc:opendocument:xmlns:style:1.0" xmlns:table="urn:oasis:names:tc:opendocument:xmlns:table:1.0" xmlns:dc="http://purl.org/dc/elements/1.1/" xmlns:draw="urn:oasis:names:tc:opendocument:xmlns:drawing:1.0" xmlns:svg="urn:oasis:names:tc:opendocument:xmlns:svg-compatible:1.0" xmlns:smil="urn:oasis:names:tc:opendocument:xmlns:smil-compatible:1.0" xmlns:msxsl="urn:schemas-microsoft-com:xslt" xmlns:anim="urn:oasis:names:tc:opendocument:xmlns:animation:1.0" xmlns:presentation="urn:oasis:names:tc:opendocument:xmlns:presentation:1.0" xmlns:cp="http://schemas.openxmlformats.org/package/2006/metadata/core-properties" office:version="1.1">
  <office:automatic-styles>
    <number:date-style style:name="D8">
      <number:day-of-week number:style="long"/>
      <number:text>,</number:text>
      <number:day/>
      <number:text>.</number:text>
      <number:month number:style="long" number:textual="true"/>
      <number:text/>
      <number:year number:style="long"/>
    </number:date-style>
    <number:date-style style:name="D6">
      <number:day/>
      <number:text>.</number:text>
      <number:month number:style="long" number:textual="true"/>
      <number:text/>
      <number:year number:style="long"/>
    </number:date-style>
    <number:date-style style:name="D5">
      <number:day/>
      <number:text>.</number:text>
      <number:month number:textual="true"/>
      <number:text/>
      <number:year number:style="long"/>
    </number:date-style>
    <number:date-style style:name="D3T2">
      <number:day number:style="long"/>
      <number:text>.</number:text>
      <number:month number:style="long"/>
      <number:text>.</number:text>
      <number:year/>
      <number:text/>
      <number:hours/>
      <number:text>:</number:text>
      <number:minutes/>
    </number:date-style>
    <number:date-style style:name="D3T5">
      <number:day number:style="long"/>
      <number:text>.</number:text>
      <number:month number:style="long"/>
      <number:text>.</number:text>
      <number:year/>
      <number:text/>
      <number:hours/>
      <number:text>:</number:text>
      <number:minutes/>
      <number:am-pm/>
    </number:date-style>
    <number:time-style style:name="T2">
      <number:hours/>
      <number:text>:</number:text>
      <number:minutes/>
    </number:time-style>
    <number:time-style style:name="T3">
      <number:hours/>
      <number:text>:</number:text>
      <number:minutes/>
      <number:text>:</number:text>
      <number:seconds/>
    </number:time-style>
    <number:time-style style:name="T5">
      <number:hours/>
      <number:text>:</number:text>
      <number:minutes/>
      <number:am-pm/>
    </number:time-style>
    <number:time-style style:name="T6">
      <number:hours/>
      <number:text>:</number:text>
      <number:minutes/>
      <number:text>:</number:text>
      <number:seconds/>
      <number:am-pm/>
    </number:time-style>
    <number:date-style style:name="D3">
      <number:day number:style="long"/>
      <number:text>.</number:text>
      <number:month number:style="long"/>
      <number:text>.</number:text>
      <number:year/>
    </number:date-style>
    <style:style style:family="drawing-page" style:name="dp1">
      <style:drawing-page-properties presentation:transition-speed="medium" presentation:background-visible="true" presentation:background-objects-visible="true" presentation:display-footer="false" presentation:display-page-number="false" presentation:display-date-time="false"/>
    </style:style>
    <style:style xmlns:form="urn:oasis:names:tc:opendocument:xmlns:form:1.0" style:family="presentation" style:name="notesSlide1pr2">
      <style:graphic-properties draw:fill="none" draw:stroke="none" fo:padding-top="cm" fo:padding-left="cm" fo:padding-bottom="cm" fo:padding-right="cm" fo:wrap-option="no-wrap" draw:textarea-horizontal-align="justify"/>
      <style:paragraph-properties/>
    </style:style>
    <style:style xmlns:form="urn:oasis:names:tc:opendocument:xmlns:form:1.0" style:family="paragraph" style:name="notesSlide1PARA21">
      <style:paragraph-properties text:enable-numbering="false"/>
    </style:style>
    <style:style xmlns:form="urn:oasis:names:tc:opendocument:xmlns:form:1.0" style:family="text" style:name="notesSlide1-Text-M4202230000">
      <style:text-properties style:language-asian="en" style:country-asian="US" fo:font-family="Arial"/>
    </style:style>
    <style:style style:family="presentation" style:name="slide1pr3">
      <style:graphic-properties draw:fill="none" draw:stroke="none" fo:padding-top="cm" fo:padding-left="cm" fo:padding-bottom="cm" fo:padding-right="cm" draw:auto-grow-height="true" draw:auto-grow-width="false" fo:wrap-option="no-wrap"/>
      <style:paragraph-properties/>
    </style:style>
    <style:style style:family="paragraph" style:name="slide1PARA31">
      <style:paragraph-properties text:enable-numbering="false" fo:margin-left="cm" fo:text-indent="cm" fo:line-height="100%">
        <style:tab-stops>
          <style:tab-stop style:position="2.54cm"/>
        </style:tab-stops>
      </style:paragraph-properties>
    </style:style>
    <style:style style:family="text" style:name="slide1M1212220000">
      <style:text-properties style:font-charset="x-symbol" style:language-asian="en" style:country-asian="US" fo:font-size="44pt" style:font-size-asian="44pt"/>
    </style:style>
    <style:style style:family="drawing-page" style:name="dp2">
      <style:drawing-page-properties presentation:transition-speed="medium" presentation:background-visible="true" presentation:background-objects-visible="true" presentation:display-footer="false" presentation:display-page-number="false" presentation:display-date-time="false"/>
    </style:style>
    <style:style xmlns:form="urn:oasis:names:tc:opendocument:xmlns:form:1.0" style:family="presentation" style:name="notesSlide2pr2">
      <style:graphic-properties draw:fill="none" draw:stroke="none" fo:padding-top="cm" fo:padding-left="cm" fo:padding-bottom="cm" fo:padding-right="cm" fo:wrap-option="no-wrap" draw:textarea-horizontal-align="justify"/>
      <style:paragraph-properties/>
    </style:style>
    <style:style xmlns:form="urn:oasis:names:tc:opendocument:xmlns:form:1.0" style:family="paragraph" style:name="notesSlide2PARA21">
      <style:paragraph-properties text:enable-numbering="false"/>
    </style:style>
    <style:style xmlns:form="urn:oasis:names:tc:opendocument:xmlns:form:1.0" style:family="text" style:name="notesSlide2-Text-M5202230000">
      <style:text-properties style:language-asian="en" style:country-asian="US" fo:font-family="Arial"/>
    </style:style>
    <style:style style:family="presentation" style:name="slide2pr3">
      <style:graphic-properties draw:fill="none" draw:stroke="none" fo:padding-top="cm" fo:padding-left="cm" fo:padding-bottom="cm" fo:padding-right="cm" draw:auto-grow-height="true" draw:auto-grow-width="false" fo:wrap-option="no-wrap"/>
      <style:paragraph-properties/>
    </style:style>
    <style:style style:family="paragraph" style:name="slide2PARA31">
      <style:paragraph-properties text:enable-numbering="false" fo:margin-left="cm" fo:text-indent="cm" fo:line-height="100%">
        <style:tab-stops>
          <style:tab-stop style:position="2.54cm"/>
        </style:tab-stops>
      </style:paragraph-properties>
    </style:style>
    <style:style style:family="text" style:name="slide2M2212220000">
      <style:text-properties style:font-charset="x-symbol" style:language-asian="en" style:country-asian="US" fo:font-size="44pt" style:font-size-asian="44pt"/>
    </style:style>
    <style:style style:family="drawing-page" style:name="dp3">
      <style:drawing-page-properties presentation:transition-speed="medium" presentation:background-visible="true" presentation:background-objects-visible="true" presentation:display-footer="false" presentation:display-page-number="false" presentation:display-date-time="false"/>
    </style:style>
    <style:style xmlns:form="urn:oasis:names:tc:opendocument:xmlns:form:1.0" style:family="presentation" style:name="notesSlide3pr2">
      <style:graphic-properties draw:fill="none" draw:stroke="none" fo:padding-top="cm" fo:padding-left="cm" fo:padding-bottom="cm" fo:padding-right="cm" fo:wrap-option="no-wrap" draw:textarea-horizontal-align="justify"/>
      <style:paragraph-properties/>
    </style:style>
    <style:style xmlns:form="urn:oasis:names:tc:opendocument:xmlns:form:1.0" style:family="paragraph" style:name="notesSlide3PARA21">
      <style:paragraph-properties text:enable-numbering="false"/>
    </style:style>
    <style:style xmlns:form="urn:oasis:names:tc:opendocument:xmlns:form:1.0" style:family="text" style:name="notesSlide3-Text-M6202230000">
      <style:text-properties style:language-asian="en" style:country-asian="US" fo:font-family="Arial"/>
    </style:style>
    <style:style style:family="presentation" style:name="slide3pr3">
      <style:graphic-properties draw:fill="none" draw:stroke="none" fo:padding-top="cm" fo:padding-left="cm" fo:padding-bottom="cm" fo:padding-right="cm" fo:wrap-option="no-wrap"/>
      <style:paragraph-properties/>
    </style:style>
    <style:style style:family="paragraph" style:name="slide3PARA31">
      <style:paragraph-properties text:enable-numbering="false" fo:margin-left="cm" fo:text-indent="cm" fo:line-height="100%">
        <style:tab-stops>
          <style:tab-stop style:position="2.54cm"/>
        </style:tab-stops>
      </style:paragraph-properties>
    </style:style>
    <style:style style:family="text" style:name="slide3M3212220000">
      <style:text-properties style:font-charset="x-symbol" style:language-asian="en" style:country-asian="US" fo:font-size="44pt" style:font-size-asian="44pt"/>
    </style:style>
    <style:style style:name="pr1" style:family="presentation" style:parent-style-name="Default-notes">
      <style:graphic-properties draw:fill-color="#ffffff"/>
    </style:style>
    <style:style xmlns:form="urn:oasis:names:tc:opendocument:xmlns:form:1.0" style:family="drawing-page" style:name="Notesdp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</office:automatic-styles>
  <office:body>
    <office:presentation>
      <presentation:header-decl presentation:name="hdr1"/>
      <presentation:date-time-decl style:data-style-name="" presentation:name="handoutMaster1dtd1" presentation:source="fixed"/>
      <presentation:footer-decl presentation:name="handoutMaster1ftr1"/>
      <presentation:header-decl xmlns:form="urn:oasis:names:tc:opendocument:xmlns:form:1.0" presentation:name="notesMaster1hdr"/>
      <presentation:date-time-decl xmlns:form="urn:oasis:names:tc:opendocument:xmlns:form:1.0" style:data-style-name="" presentation:name="notesMaster1dtd" presentation:source="fixed"/>
      <presentation:footer-decl xmlns:form="urn:oasis:names:tc:opendocument:xmlns:form:1.0" presentation:name="notesMaster1ftr"/>
      <draw:page draw:master-page-name="slideMaster1" draw:style-name="dp1" draw:name="page1" draw:id="pid1" presentation:presentation-page-layout-name="AL4T19">
        <draw:frame draw:layer="layout" presentation:user-transformed="true" presentation:style-name="slide1pr3" presentation:class="title" draw:id="sldraw1an3" svg:x="1.4cm" svg:y=".84cm" svg:width="25.2cm" svg:height="3.51cm">
          <draw:text-box>
            <text:p text:style-name="slide1PARA31" text:id="slText1an31"><text:span text:style-name="slide1M1212220000">Link to BMP File</text:span></text:p>
          </draw:text-box>
        </draw:frame>
        <draw:frame draw:layer="layout" svg:x="6.95cm" svg:y="5.5cm" svg:width="14.1cm" svg:height="10cm">
          <draw:object xmlns:xlink="http://www.w3.org/1999/xlink" xlink:type="simple" xlink:show="embed" xlink:actuate="onLoad" xlink:href="///test//Documents//odf//tests//test40//Files//Linking_BMP.bmp"/>
          <draw:image xmlns:xlink="http://www.w3.org/1999/xlink" xlink:type="simple" xlink:show="embed" xlink:actuate="onLoad" xlink:href="./ObjectReplacements/OleobjectM1230000"/>
        </draw:frame>
        <presentation:notes xmlns:form="urn:oasis:names:tc:opendocument:xmlns:form:1.0" draw:style-name="Notesdp">
          <office:forms form:automatic-focus="false" form:apply-design-mode="false"/>
          <draw:page-thumbnail draw:layer="layout" svg:x="3.81cm" svg:y="2.12cm" svg:width="13.97cm" svg:height="10.48cm" draw:page-number="1"/>
          <draw:frame draw:layer="layout" presentation:class="notes" presentation:user-transformed="true" presentation:style-name="notesSlide1pr2" svg:x="2.16cm" svg:y="13.27cm" svg:width="17.27cm" svg:height="12.32cm">
            <draw:text-box>
              <text:p text:style-name="notesSlide1PARA21"><text:span text:style-name="notesSlide1-Text-M4202230000"><text:s/></text:span></text:p>
            </draw:text-box>
          </draw:frame>
        </presentation:notes>
        <anim:par smil:dur="indefinite" smil:restart="never" presentation:node-type="timing-root">
          <anim:par smil:begin="pid1.begin"/>
        </anim:par>
      </draw:page>
      <draw:page draw:master-page-name="slideMaster1" draw:style-name="dp2" draw:name="page2" draw:id="pid2" presentation:presentation-page-layout-name="AL4T19">
        <draw:frame draw:layer="layout" presentation:user-transformed="true" presentation:style-name="slide2pr3" presentation:class="title" draw:id="sldraw2an3" svg:x="1.4cm" svg:y=".84cm" svg:width="25.2cm" svg:height="3.51cm">
          <draw:text-box>
            <text:p text:style-name="slide2PARA31" text:id="slText2an31"><text:span text:style-name="slide2M2212220000">Link to PDF File</text:span></text:p>
          </draw:text-box>
        </draw:frame>
        <draw:frame draw:layer="layout" svg:x="6.03cm" svg:y="5.08cm" svg:width="16.19cm" svg:height="20.95cm">
          <draw:object xmlns:xlink="http://www.w3.org/1999/xlink" xlink:type="simple" xlink:show="embed" xlink:actuate="onLoad" xlink:href="./OleobjectM2230000"/>
          <draw:image xmlns:xlink="http://www.w3.org/1999/xlink" xlink:type="simple" xlink:show="embed" xlink:actuate="onLoad" xlink:href="./ObjectReplacements/OleobjectM2230000"/>
        </draw:frame>
        <presentation:notes xmlns:form="urn:oasis:names:tc:opendocument:xmlns:form:1.0" draw:style-name="Notesdp">
          <office:forms form:automatic-focus="false" form:apply-design-mode="false"/>
          <draw:page-thumbnail draw:layer="layout" svg:x="3.81cm" svg:y="2.12cm" svg:width="13.97cm" svg:height="10.48cm" draw:page-number="2"/>
          <draw:frame draw:layer="layout" presentation:class="notes" presentation:user-transformed="true" presentation:style-name="notesSlide2pr2" svg:x="2.16cm" svg:y="13.27cm" svg:width="17.27cm" svg:height="12.32cm">
            <draw:text-box>
              <text:p text:style-name="notesSlide2PARA21"><text:span text:style-name="notesSlide2-Text-M5202230000"><text:s/></text:span></text:p>
            </draw:text-box>
          </draw:frame>
        </presentation:notes>
        <anim:par smil:dur="indefinite" smil:restart="never" presentation:node-type="timing-root">
          <anim:par smil:begin="pid2.begin"/>
        </anim:par>
      </draw:page>
      <draw:page draw:master-page-name="slideMaster1" draw:style-name="dp3" draw:name="page3" draw:id="pid3" presentation:presentation-page-layout-name="AL4T19">
        <draw:frame draw:layer="layout" presentation:user-transformed="true" presentation:style-name="slide3pr3" presentation:class="title" draw:id="sldraw3an3" svg:x="1.4cm" svg:y=".96cm" svg:width="25.2cm" svg:height="3.26cm">
          <draw:text-box>
            <text:p text:style-name="slide3PARA31" text:id="slText3an31"><text:span text:style-name="slide3M3212220000">Link to Text</text:span></text:p>
          </draw:text-box>
        </draw:frame>
        <draw:frame draw:layer="layout" svg:x="5.5cm" svg:y="9cm" svg:width="17cm" svg:height="2.99cm">
          <draw:object xmlns:xlink="http://www.w3.org/1999/xlink" xlink:type="simple" xlink:show="embed" xlink:actuate="onLoad" xlink:href="///test//Documents//odf//tests//test40//Files//Link_text.txt"/>
          <draw:image xmlns:xlink="http://www.w3.org/1999/xlink" xlink:type="simple" xlink:show="embed" xlink:actuate="onLoad" xlink:href="./ObjectReplacements/OleobjectM3230000"/>
        </draw:frame>
        <presentation:notes xmlns:form="urn:oasis:names:tc:opendocument:xmlns:form:1.0" draw:style-name="Notesdp">
          <office:forms form:automatic-focus="false" form:apply-design-mode="false"/>
          <draw:page-thumbnail draw:layer="layout" svg:x="3.81cm" svg:y="2.12cm" svg:width="13.97cm" svg:height="10.48cm" draw:page-number="3"/>
          <draw:frame draw:layer="layout" presentation:class="notes" presentation:user-transformed="true" presentation:style-name="notesSlide3pr2" svg:x="2.16cm" svg:y="13.27cm" svg:width="17.27cm" svg:height="12.32cm">
            <draw:text-box>
              <text:p text:style-name="notesSlide3PARA21"><text:span text:style-name="notesSlide3-Text-M6202230000"><text:s/></text:span></text:p>
            </draw:text-box>
          </draw:frame>
        </presentation:notes>
        <anim:par smil:dur="indefinite" smil:restart="never" presentation:node-type="timing-root">
          <anim:par smil:begin="pid3.begin"/>
        </anim:par>
      </draw:page>
      <presentation:settings presentation:full-screen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script="urn:oasis:names:tc:opendocument:xmlns:script:1.0" xmlns:r="http://schemas.openxmlformats.org/officeDocument/2006/relationships" xmlns:text="urn:oasis:names:tc:opendocument:xmlns:text:1.0" xmlns:ooow="http://openoffice.org/2004/writer" xmlns:dom="http://www.w3.org/2001/xml-events" xmlns:fo="urn:oasis:names:tc:opendocument:xmlns:xsl-fo-compatible:1.0" xmlns:style="urn:oasis:names:tc:opendocument:xmlns:style:1.0" xmlns:table="urn:oasis:names:tc:opendocument:xmlns:table:1.0" xmlns:number="urn:oasis:names:tc:opendocument:xmlns:datastyle:1.0" xmlns:draw="urn:oasis:names:tc:opendocument:xmlns:drawing:1.0" xmlns:chart="urn:oasis:names:tc:opendocument:xmlns:chart:1.0" xmlns:dr3d="urn:oasis:names:tc:opendocument:xmlns:dr3d:1.0" xmlns:smil="urn:oasis:names:tc:opendocument:xmlns:smil-compatible:1.0" xmlns:a="http://schemas.openxmlformats.org/drawingml/2006/main" xmlns:anim="urn:oasis:names:tc:opendocument:xmlns:animation:1.0" xmlns:meta="urn:oasis:names:tc:opendocument:xmlns:meta:1.0" xmlns:svg="urn:oasis:names:tc:opendocument:xmlns:svg-compatible:1.0" xmlns:dc="http://purl.org/dc/elements/1.1/" xmlns:presentation="urn:oasis:names:tc:opendocument:xmlns:presentation:1.0" xmlns:oooc="http://openoffice.org/2004/calc" xmlns:math="http://www.w3.org/1998/Math/MathML" office:version="1.1">
  <office:styles>
    <style:style style:name="standard" style:family="graphic">
      <style:graphic-properties draw:stroke="solid" svg:stroke-color="#385d8a" svg:stroke-width=".07cm" draw:marker-start-width="0.3cm" draw:marker-start-center="false" draw:marker-end-width="0.3cm" draw:marker-end-center="false" draw:fill="solid" draw:fill-color="#4F81BD" fo:padding-top="0.125cm" fo:padding-bottom="0.125cm" fo:padding-left="0.25cm" fo:padding-right="0.25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style xmlns:form="urn:oasis:names:tc:opendocument:xmlns:form:1.0" style:name="slideMaster1-backgroundobjects" style:family="presentation">
      <style:graphic-properties draw:shadow="hidden" draw:shadow-offset-x="0.3cm" draw:shadow-offset-y="0.3cm" draw:shadow-color="#808080"/>
    </style:style>
    <style:style xmlns:form="urn:oasis:names:tc:opendocument:xmlns:form:1.0" style:name="slideMaster1-background" style:family="presentation">
      <style:graphic-properties draw:stroke="none" draw:fill="solid" draw:fill-color="#ffffff"/>
    </style:style>
    <style:style xmlns:form="urn:oasis:names:tc:opendocument:xmlns:form:1.0" style:name="slideMaster1-title" style:family="presentation">
      <style:graphic-properties draw:stroke="none" draw:fill="none" fo:padding-top="cm" fo:padding-left="cm" fo:padding-bottom="cm" fo:padding-right="cm" fo:wrap-option="no-wrap" draw:textarea-vertical-align="middle" draw:textarea-horizontal-align="justify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language-asian="en" style:country-asian="US" fo:font-size="44pt" style:font-size-asian="44pt" fo:font-family="Arial" style:letter-kerning="false" fo:color="#000000"/>
    </style:style>
    <style:style xmlns:form="urn:oasis:names:tc:opendocument:xmlns:form:1.0" style:name="slideMaster1-subtitle" style:family="presentation">
      <style:graphic-properties draw:stroke="none" draw:fill="none" fo:padding-top="cm" fo:padding-left="cm" fo:padding-bottom="cm" fo:padding-right="cm" fo:wrap-option="no-wrap" draw:textarea-horizontal-align="justify">
        <text:list-style>
          <text:list-level-style-bullet text:level="1" text:bullet-char="●">
            <style:list-level-properties text:min-label-width=".9cm" text:space-before="1.2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2" text:bullet-char="–">
            <style:list-level-properties text:min-label-width=".8cm" text:space-before="2.4cm"/>
            <style:text-properties style:language-asian="en" style:country-asian="US" style:font-charset="x-symbol" fo:font-size="75%" fo:color="#000000" fo:font-family="StarSymbol"/>
          </text:list-level-style-bullet>
          <text:list-level-style-bullet text:level="3" text:bullet-char="●">
            <style:list-level-properties text:min-label-width=".6cm" text:space-before="3.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4" text:bullet-char="–">
            <style:list-level-properties text:min-label-width=".6cm" text:space-before="4.8cm"/>
            <style:text-properties style:language-asian="en" style:country-asian="US" style:font-charset="x-symbol" fo:font-size="75%" fo:color="#000000" fo:font-family="StarSymbol"/>
          </text:list-level-style-bullet>
          <text:list-level-style-bullet text:level="5" text:bullet-char="●">
            <style:list-level-properties text:min-label-width=".6cm" text:space-before="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6" text:bullet-char="●">
            <style:list-level-properties text:min-label-width=".6cm" text:space-before="7.2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7" text:bullet-char="●">
            <style:list-level-properties text:min-label-width=".6cm" text:space-before="8.4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8" text:bullet-char="●">
            <style:list-level-properties text:min-label-width=".6cm" text:space-before="9.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9" text:bullet-char="●">
            <style:list-level-properties text:min-label-width=".6cm" text:space-before="10.8cm"/>
            <style:text-properties style:language-asian="en" style:country-asian="US" style:font-charset="x-symbol" fo:font-size="45%" fo:color="#000000" fo:font-family="StarSymbol"/>
          </text:list-level-style-bullet>
        </text:list-style>
      </style:graphic-properties>
      <style:paragraph-properties text:enable-numbering="true" fo:text-align="start" fo:margin-left=".3cm" fo:text-indent=".9cm" fo:margin-bottom=".5cm" fo:margin-top="cm"/>
      <style:text-properties style:language-asian="en" style:country-asian="US" style:font-size-asian="32pt" style:font-size-complex="32pt" fo:font-size="32pt" fo:font-family="Arial" style:letter-kerning="false" fo:color="#000000" fo:font-weight="normal" style:text-underline-style="none" fo:font-style="normal"/>
    </style:style>
    <style:style xmlns:form="urn:oasis:names:tc:opendocument:xmlns:form:1.0" style:name="slideMaster1-outline1" style:family="presentation">
      <style:graphic-properties draw:stroke="none" draw:fill="none" fo:padding-top="cm" fo:padding-left="cm" fo:padding-bottom="cm" fo:padding-right="cm" fo:wrap-option="no-wrap" draw:textarea-horizontal-align="justify">
        <text:list-style>
          <text:list-level-style-bullet text:level="1" text:bullet-char="●">
            <style:list-level-properties text:min-label-width=".9cm" text:space-before="1.2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2" text:bullet-char="–">
            <style:list-level-properties text:min-label-width=".8cm" text:space-before="2.4cm"/>
            <style:text-properties style:language-asian="en" style:country-asian="US" style:font-charset="x-symbol" fo:font-size="75%" fo:color="#000000" fo:font-family="StarSymbol"/>
          </text:list-level-style-bullet>
          <text:list-level-style-bullet text:level="3" text:bullet-char="●">
            <style:list-level-properties text:min-label-width=".6cm" text:space-before="3.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4" text:bullet-char="–">
            <style:list-level-properties text:min-label-width=".6cm" text:space-before="4.8cm"/>
            <style:text-properties style:language-asian="en" style:country-asian="US" style:font-charset="x-symbol" fo:font-size="75%" fo:color="#000000" fo:font-family="StarSymbol"/>
          </text:list-level-style-bullet>
          <text:list-level-style-bullet text:level="5" text:bullet-char="●">
            <style:list-level-properties text:min-label-width=".6cm" text:space-before="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6" text:bullet-char="●">
            <style:list-level-properties text:min-label-width=".6cm" text:space-before="7.2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7" text:bullet-char="●">
            <style:list-level-properties text:min-label-width=".6cm" text:space-before="8.4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8" text:bullet-char="●">
            <style:list-level-properties text:min-label-width=".6cm" text:space-before="9.6cm"/>
            <style:text-properties style:language-asian="en" style:country-asian="US" style:font-charset="x-symbol" fo:font-size="45%" fo:color="#000000" fo:font-family="StarSymbol"/>
          </text:list-level-style-bullet>
          <text:list-level-style-bullet text:level="9" text:bullet-char="●">
            <style:list-level-properties text:min-label-width=".6cm" text:space-before="10.8cm"/>
            <style:text-properties style:language-asian="en" style:country-asian="US" style:font-charset="x-symbol" fo:font-size="45%" fo:color="#000000" fo:font-family="StarSymbol"/>
          </text:list-level-style-bullet>
        </text:list-style>
      </style:graphic-properties>
      <style:paragraph-properties text:enable-numbering="true" fo:text-align="start" fo:margin-left=".3cm" fo:text-indent=".9cm" fo:margin-bottom=".5cm" fo:margin-top="cm"/>
      <style:text-properties style:language-asian="en" style:country-asian="US" style:font-size-asian="32pt" style:font-size-complex="32pt" fo:font-size="32pt" fo:font-family="Arial" style:letter-kerning="false" fo:color="#000000" fo:font-weight="normal" style:text-underline-style="none" fo:font-style="normal"/>
    </style:style>
    <style:style xmlns:form="urn:oasis:names:tc:opendocument:xmlns:form:1.0" style:name="slideMaster1-outline2" style:family="presentation" style:parent-style-name="slideMaster1-outline1">
      <style:paragraph-properties text:enable-numbering="true" fo:text-align="start" fo:margin-left="1.6cm" fo:text-indent=".8cm" fo:margin-bottom=".4cm" fo:margin-top="cm"/>
      <style:text-properties style:language-asian="en" style:country-asian="US" style:font-size-asian="28pt" style:font-size-complex="28pt" fo:font-size="28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3" style:family="presentation" style:parent-style-name="slideMaster1-outline2">
      <style:paragraph-properties text:enable-numbering="true" fo:text-align="start" fo:margin-left="3cm" fo:text-indent=".6cm" fo:margin-bottom=".3cm" fo:margin-top="cm"/>
      <style:text-properties style:language-asian="en" style:country-asian="US" style:font-size-asian="24pt" style:font-size-complex="24pt" fo:font-size="24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4" style:family="presentation" style:parent-style-name="slideMaster1-outline3">
      <style:paragraph-properties text:enable-numbering="true" fo:text-align="start" fo:margin-left="4.2cm" fo:text-indent=".6cm" fo:margin-bottom=".2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5" style:family="presentation" style:parent-style-name="slideMaster1-outline4">
      <style:paragraph-properties text:enable-numbering="true" fo:text-align="start" fo:margin-left="5.4cm" fo:text-indent=".6cm" fo:margin-bottom=".1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6" style:family="presentation" style:parent-style-name="slideMaster1-outline5">
      <style:paragraph-properties text:enable-numbering="true" fo:text-align="start" fo:margin-left="6.6cm" fo:text-indent=".6cm" fo:margin-bottom=".1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7" style:family="presentation" style:parent-style-name="slideMaster1-outline6">
      <style:paragraph-properties text:enable-numbering="true" fo:text-align="start" fo:margin-left="7.8cm" fo:text-indent=".6cm" fo:margin-bottom=".1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8" style:family="presentation" style:parent-style-name="slideMaster1-outline7">
      <style:paragraph-properties text:enable-numbering="true" fo:text-align="start" fo:margin-left="9cm" fo:text-indent=".6cm" fo:margin-bottom=".1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style xmlns:form="urn:oasis:names:tc:opendocument:xmlns:form:1.0" style:name="slideMaster1-outline9" style:family="presentation" style:parent-style-name="slideMaster1-outline8">
      <style:paragraph-properties text:enable-numbering="true" fo:text-align="start" fo:margin-left="10.2cm" fo:text-indent=".6cm" fo:margin-bottom=".1cm" fo:margin-top="cm"/>
      <style:text-properties style:language-asian="en" style:country-asian="US" style:font-size-asian="20pt" style:font-size-complex="20pt" fo:font-size="20pt" fo:font-family="Arial" style:letter-kerning="false" fo:color="#000000" fo:font-weight="normal" style:text-underline-style="none" fo:font-style="normal" fo:letter-spacing="cm"/>
    </style:style>
    <style:presentation-page-layout style:name="AL2T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9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style xmlns:form="urn:oasis:names:tc:opendocument:xmlns:form:1.0" xmlns:xlink="http://www.w3.org/1999/xlink" style:name="slideMaster1-notes" style:family="presentation">
      <style:graphic-properties fo:padding-top="cm" fo:padding-left="cm" fo:padding-bottom="cm" fo:padding-right="cm" fo:wrap-option="no-wrap" draw:textarea-horizontal-align="justify">
        <text:list-style>
          <text:list-level-style-bullet text:level="1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2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3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4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5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6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7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8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9" text:bullet-char="">
            <style:list-level-properties text:min-label-width=".6cm" text:space-before=".6cm"/>
            <style:text-properties style:font-charset="x-symbol" fo:font-size="100%" fo:color="#000000" fo:font-family="StarSymbol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text:enable-numbering="false" fo:text-align="start" fo:margin-left=".6cm" fo:text-indent="-.6cm"/>
      <style:text-properties style:font-size-asian="20pt" style:font-size-complex="20pt" fo:font-size="20pt" fo:font-family="Arial" style:letter-kerning="false" fo:color="#000000" fo:font-weight="normal" style:text-underline-style="none" fo:font-style="normal"/>
    </style:style>
  </office:styles>
  <office:automatic-styles>
    <style:style xmlns:form="urn:oasis:names:tc:opendocument:xmlns:form:1.0" style:family="drawing-page" style:name="dp1">
      <style:drawing-page-properties presentation:background-visible="true" presentation:background-objects-visible="true" presentation:display-footer="true" presentation:display-page-number="true" presentation:display-date-time="true" draw:fill="solid" draw:fill-color="#ffffff"/>
    </style:style>
    <style:style xmlns:form="urn:oasis:names:tc:opendocument:xmlns:form:1.0" style:name="dpHandout1" style:family="drawing-page">
      <style:drawing-page-properties presentation:display-header="true" presentation:display-date-time="true" presentation:display-footer="true" presentation:display-page-number="true"/>
    </style:style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handOut">
      <style:page-layout-properties fo:margin-top="0cm" fo:margin-bottom="0cm" fo:margin-left="0cm" fo:margin-right="0cm" fo:page-width="27.94cm" fo:page-height="21.59cm" style:print-orientation="landscape"/>
    </style:page-layout>
    <style:page-layout style:name="PMNotes">
      <style:page-layout-properties fo:margin-top="0cm" fo:margin-bottom="0cm" fo:margin-left="0cm" fo:margin-right="0cm" fo:page-width="21.59cm" fo:page-height="27.94cm" style:print-orientation="portrait"/>
    </style:page-layout>
    <style:style xmlns:form="urn:oasis:names:tc:opendocument:xmlns:form:1.0" style:name="slideMaster1-DateTime" style:family="presentation" style:parent-style-name="slideMaster1-backgroundobjects">
      <style:graphic-properties draw:stroke="none" draw:fill="none" fo:padding-top="cm" fo:padding-left="cm" fo:padding-bottom="cm" fo:padding-right="cm" fo:wrap-option="no-wrap" draw:textarea-horizontal-align="justify"/>
      <style:paragraph-properties fo:text-align="start"/>
      <style:text-properties style:language-asian="en" style:country-asian="US" fo:font-size="14pt" style:font-size-asian="14pt" fo:font-family="Times New Roman" style:letter-kerning="false" fo:color="#000000" fo:font-weight="normal" style:text-underline-style="none" fo:font-style="normal"/>
    </style:style>
    <style:style xmlns:form="urn:oasis:names:tc:opendocument:xmlns:form:1.0" style:name="slideMaster1-footer" style:family="presentation" style:parent-style-name="slideMaster1-backgroundobjects">
      <style:graphic-properties draw:stroke="none" draw:fill="none" fo:padding-top="cm" fo:padding-left="cm" fo:padding-bottom="cm" fo:padding-right="cm" fo:wrap-option="no-wrap" draw:textarea-horizontal-align="justify"/>
      <style:paragraph-properties fo:text-align="center"/>
      <style:text-properties style:language-asian="en" style:country-asian="US" fo:font-size="14pt" style:font-size-asian="14pt" fo:font-family="Times New Roman" style:letter-kerning="false" fo:color="#000000" fo:font-weight="normal" style:text-underline-style="none" fo:font-style="normal"/>
    </style:style>
    <style:style xmlns:form="urn:oasis:names:tc:opendocument:xmlns:form:1.0" style:family="paragraph" style:name="slideMaster1PARA61">
      <style:paragraph-properties text:enable-numbering="false" fo:text-align="center"/>
    </style:style>
    <style:style xmlns:form="urn:oasis:names:tc:opendocument:xmlns:form:1.0" style:family="text" style:name="slideMaster1M7212251000">
      <style:text-properties style:font-charset="x-symbol" fo:font-size="14pt" style:font-size-asian="14pt" fo:font-family="Times New Roman" style:letter-kerning="false" fo:color="#000000" fo:font-weight="normal" style:text-underline-style="none" fo:font-style="normal"/>
    </style:style>
    <style:style xmlns:form="urn:oasis:names:tc:opendocument:xmlns:form:1.0" style:family="text" style:name="slideMaster1M7222251000">
      <style:text-properties style:font-charset="x-symbol" fo:font-family="Calibri" style:font-family-generic="roman" style:font-pitch="variable" fo:font-size="18pt"/>
    </style:style>
    <style:style xmlns:form="urn:oasis:names:tc:opendocument:xmlns:form:1.0" style:name="slideMaster1-pageno" style:family="presentation" style:parent-style-name="slideMaster1-backgroundobjects">
      <style:graphic-properties draw:stroke="none" draw:fill="none" fo:padding-top="cm" fo:padding-left="cm" fo:padding-bottom="cm" fo:padding-right="cm" fo:wrap-option="no-wrap" draw:textarea-horizontal-align="justify"/>
      <style:paragraph-properties fo:text-align="end"/>
      <style:text-properties style:language-asian="en" style:country-asian="US" fo:font-size="14pt" style:font-size-asian="14pt" fo:font-family="Times New Roman" style:letter-kerning="false" fo:color="#000000" fo:font-weight="normal" style:text-underline-style="none" fo:font-style="normal"/>
    </style:style>
    <style:style xmlns:form="urn:oasis:names:tc:opendocument:xmlns:form:1.0" style:family="paragraph" style:name="slideMaster1PARA71">
      <style:paragraph-properties text:enable-numbering="false" fo:text-align="end"/>
    </style:style>
    <style:style xmlns:form="urn:oasis:names:tc:opendocument:xmlns:form:1.0" style:family="graphic" style:parent-style-name="standard" style:name="grHeaderDateTime1">
      <style:graphic-properties draw:stroke="none" draw:fill="none" draw:auto-grow-height="false" fo:wrap-option="no-wrap"/>
    </style:style>
    <style:style xmlns:form="urn:oasis:names:tc:opendocument:xmlns:form:1.0" style:family="paragraph" style:name="paraHeaderFooter1">
      <style:paragraph-properties fo:margin-left="cm"/>
      <style:text-properties style:font-charset="x-symbol" fo:font-size="14pt" style:font-size-asian="14pt" style:font-size-complex="14pt"/>
    </style:style>
    <style:style xmlns:form="urn:oasis:names:tc:opendocument:xmlns:form:1.0" style:name="M8221000" style:family="text">
      <style:text-properties style:font-charset="x-symbol" fo:font-size="14pt" fo:font-weight="normal" fo:font-style="none"/>
    </style:style>
    <style:style xmlns:form="urn:oasis:names:tc:opendocument:xmlns:form:1.0" style:family="graphic" style:parent-style-name="standard" style:name="grHeaderDateTime2">
      <style:graphic-properties draw:stroke="none" draw:fill="none" draw:auto-grow-height="false" fo:padding-top=".13cm" fo:padding-left=".25cm" fo:padding-bottom=".13cm" fo:padding-right=".25cm" fo:wrap-option="no-wrap"/>
    </style:style>
    <style:style xmlns:form="urn:oasis:names:tc:opendocument:xmlns:form:1.0" style:family="paragraph" style:name="paraDateTimePageNum2">
      <style:paragraph-properties fo:text-align="end" fo:margin-left="cm"/>
      <style:text-properties style:font-charset="x-symbol" fo:font-size="14pt" style:font-size-asian="14pt" style:font-size-complex="14pt"/>
    </style:style>
    <style:style xmlns:form="urn:oasis:names:tc:opendocument:xmlns:form:1.0" style:family="graphic" style:parent-style-name="standard" style:name="grFooterPageNum3">
      <style:graphic-properties draw:stroke="none" draw:fill="none" draw:auto-grow-height="false" draw:textarea-vertical-align="bottom" fo:wrap-option="no-wrap"/>
    </style:style>
    <style:style xmlns:form="urn:oasis:names:tc:opendocument:xmlns:form:1.0" style:family="paragraph" style:name="paraHeaderFooter3">
      <style:paragraph-properties fo:margin-left="cm"/>
      <style:text-properties style:font-charset="x-symbol" fo:font-size="14pt" style:font-size-asian="14pt" style:font-size-complex="14pt"/>
    </style:style>
    <style:style xmlns:form="urn:oasis:names:tc:opendocument:xmlns:form:1.0" style:name="M8241000" style:family="text">
      <style:text-properties style:font-charset="x-symbol" fo:font-size="14pt" fo:font-weight="normal" fo:font-style="none"/>
    </style:style>
    <style:style xmlns:form="urn:oasis:names:tc:opendocument:xmlns:form:1.0" style:family="graphic" style:parent-style-name="standard" style:name="grFooterPageNum4">
      <style:graphic-properties draw:stroke="none" draw:fill="none" draw:auto-grow-height="false" draw:textarea-vertical-align="bottom" fo:padding-top=".13cm" fo:padding-left=".25cm" fo:padding-bottom=".13cm" fo:padding-right=".25cm" fo:wrap-option="no-wrap"/>
    </style:style>
    <style:style xmlns:form="urn:oasis:names:tc:opendocument:xmlns:form:1.0" style:family="paragraph" style:name="paraDateTimePageNum4">
      <style:paragraph-properties fo:text-align="end" fo:margin-left="cm"/>
      <style:text-properties style:font-charset="x-symbol" fo:font-size="14pt" style:font-size-asian="14pt" style:font-size-complex="14pt"/>
    </style:style>
    <style:style xmlns:form="urn:oasis:names:tc:opendocument:xmlns:form:1.0" style:name="M8251000" style:family="text">
      <style:text-properties style:font-charset="x-symbol" fo:font-size="14pt" fo:font-weight="normal" fo:font-style="none"/>
    </style:style>
    <style:style xmlns:form="urn:oasis:names:tc:opendocument:xmlns:form:1.0" xmlns:xlink="http://www.w3.org/1999/xlink" style:name="slideMaster1-NotesHeader" style:family="presentation" style:parent-style-name="slideMaster1-backgroundobjects">
      <style:graphic-properties fo:padding-top="cm" fo:padding-left="cm" fo:padding-bottom="cm" fo:padding-right="cm" fo:wrap-option="no-wrap" draw:textarea-horizontal-align="justify"/>
      <style:paragraph-properties fo:text-align="start"/>
      <style:text-properties fo:font-size="14pt" fo:font-family="Times New Roman" style:letter-kerning="false" fo:color="#000000" fo:font-weight="normal" style:text-underline-style="none" fo:font-style="normal"/>
    </style:style>
    <style:style xmlns:form="urn:oasis:names:tc:opendocument:xmlns:form:1.0" xmlns:xlink="http://www.w3.org/1999/xlink" style:name="slideMaster1-NotesDateTime" style:family="presentation" style:parent-style-name="slideMaster1-backgroundobjects">
      <style:graphic-properties fo:padding-top="cm" fo:padding-left="cm" fo:padding-bottom="cm" fo:padding-right="cm" fo:wrap-option="no-wrap" draw:textarea-horizontal-align="justify"/>
      <style:paragraph-properties fo:text-align="end"/>
      <style:text-properties fo:font-size="14pt" fo:font-family="Times New Roman" style:letter-kerning="false" fo:color="#000000" fo:font-weight="normal" style:text-underline-style="none" fo:font-style="normal"/>
    </style:style>
    <style:style xmlns:form="urn:oasis:names:tc:opendocument:xmlns:form:1.0" xmlns:xlink="http://www.w3.org/1999/xlink" style:name="slideMaster1-Notesfooter" style:family="presentation" style:parent-style-name="slideMaster1-backgroundobjects">
      <style:graphic-properties fo:padding-top="cm" fo:padding-left="cm" fo:padding-bottom="cm" fo:padding-right="cm" fo:wrap-option="no-wrap" draw:textarea-vertical-align="bottom" draw:textarea-horizontal-align="justify"/>
      <style:paragraph-properties fo:text-align="start"/>
      <style:text-properties fo:font-size="14pt" fo:font-family="Times New Roman" style:letter-kerning="false" fo:color="#000000" fo:font-weight="normal" style:text-underline-style="none" fo:font-style="normal"/>
    </style:style>
    <style:style xmlns:form="urn:oasis:names:tc:opendocument:xmlns:form:1.0" xmlns:xlink="http://www.w3.org/1999/xlink" style:name="slideMaster1-Notespageno" style:family="presentation" style:parent-style-name="slideMaster1-backgroundobjects">
      <style:graphic-properties fo:padding-top="cm" fo:padding-left="cm" fo:padding-bottom="cm" fo:padding-right="cm" fo:wrap-option="no-wrap" draw:textarea-vertical-align="bottom" draw:textarea-horizontal-align="justify"/>
      <style:paragraph-properties fo:text-align="end"/>
      <style:text-properties fo:font-size="14pt" fo:font-family="Times New Roman" style:letter-kerning="false" fo:color="#000000" fo:font-weight="normal" style:text-underline-style="none" fo:font-style="normal"/>
    </style:style>
  </office:automatic-styles>
  <office:master-styles xmlns:form="urn:oasis:names:tc:opendocument:xmlns:form:1.0"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lideMaster1" style:page-layout-name="PM1" draw:style-name="dp1">
      <draw:frame presentation:style-name="slideMaster1-title" svg:x="1.4cm" svg:y=".84cm" svg:width="25.2cm" svg:height="3.51cm" presentation:class="title" presentation:placeholder="true" draw:layer="backgroundobjects">
        <draw:text-box/>
      </draw:frame>
      <draw:frame presentation:style-name="slideMaster1-outline1" svg:x="1.4cm" svg:y="4.91cm" svg:width="25.2cm" svg:height="13.86cm" presentation:class="outline" presentation:placeholder="true" draw:layer="backgroundobjects">
        <draw:text-box/>
      </draw:frame>
      <draw:frame presentation:style-name="slideMaster1-DateTime" svg:x="1.4cm" svg:y="19.13cm" svg:width="6.52cm" svg:height="1.45cm" presentation:class="date-time" presentation:placeholder="true" draw:layer="backgroundobjects">
        <draw:text-box>
          <text:p><presentation:date-time/></text:p>
        </draw:text-box>
      </draw:frame>
      <draw:frame presentation:style-name="slideMaster1-footer" svg:x="9.58cm" svg:y="19.13cm" svg:width="8.88cm" svg:height="1.45cm" presentation:class="footer" presentation:placeholder="true" draw:layer="backgroundobjects">
        <draw:text-box>
          <text:p text:style-name="slideMaster1PARA61"><presentation:footer/></text:p>
        </draw:text-box>
      </draw:frame>
      <draw:frame presentation:style-name="slideMaster1-pageno" svg:x="20.08cm" svg:y="19.13cm" svg:width="6.52cm" svg:height="1.45cm" presentation:class="page-number" presentation:placeholder="true" draw:layer="backgroundobjects">
        <draw:text-box>
          <text:p text:style-name="slideMaster1PARA71"><text:page-number/></text:p>
        </draw:text-box>
      </draw:frame>
      <presentation:notes xmlns:xlink="http://www.w3.org/1999/xlink" style:page-layout-name="PMNotes">
        <office:forms form:automatic-focus="false" form:apply-design-mode="false"/>
        <draw:page-thumbnail draw:layer="backgroundobjects" presentation:class="page" presentation:style-name="slideMaster1-title" svg:x="3.81cm" svg:y="2.12cm" svg:width="13.97cm" svg:height="10.48cm"/>
        <draw:frame draw:layer="backgroundobjects" presentation:class="notes" presentation:placeholder="true" presentation:style-name="slideMaster1-notes" svg:x="2.16cm" svg:y="13.27cm" svg:width="17.27cm" svg:height="12.57cm">
          <draw:text-box/>
        </draw:frame>
        <draw:frame draw:layer="backgroundobjects" presentation:class="header" presentation:style-name="slideMaster1-NotesHeader" svg:x="0cm" svg:y="0cm" svg:width="9.37cm" svg:height="1.4cm">
          <draw:text-box>
            <text:p><text:span/></text:p>
          </draw:text-box>
        </draw:frame>
        <draw:frame draw:layer="backgroundobjects" presentation:class="date-time" presentation:style-name="slideMaster1-NotesDateTime" svg:x="12.22cm" svg:y="0cm" svg:width="9.37cm" svg:height="1.4cm">
          <draw:text-box>
            <text:p><text:span/></text:p>
          </draw:text-box>
        </draw:frame>
        <draw:frame draw:layer="backgroundobjects" presentation:class="footer" presentation:style-name="slideMaster1-Notesfooter" svg:x="0cm" svg:y="26.54cm" svg:width="9.37cm" svg:height="1.4cm">
          <draw:text-box>
            <text:p><text:span/></text:p>
          </draw:text-box>
        </draw:frame>
        <draw:frame draw:layer="backgroundobjects" presentation:class="page-number" presentation:style-name="slideMaster1-Notespageno" svg:x="12.22cm" svg:y="26.54cm" svg:width="9.37cm" svg:height="1.4cm">
          <draw:text-box>
            <text:p><text:span>&lt;number&gt;</text:span></text:p>
          </draw:text-box>
        </draw:frame>
      </presentation:notes>
    </style:master-page>
    <style:handout-master style:page-layout-name="PMhandOut" presentation:presentation-page-layout-name="AL0T26" draw:style-name="dpHandout1">
      <draw:frame svg:width="12.124cm" svg:height="1.078cm" svg:x="0.576cm" svg:y="0.635cm" draw:style-name="grHeaderDateTime1" presentation:class="header" draw:text-style-name="paraHeaderFooter1" draw:layer="backgroundobjects">
        <draw:text-box>
          <text:p text:style-name="paraHeaderFooter1"><text:span text:style-name="M8221000"/></text:p>
        </draw:text-box>
      </draw:frame>
      <draw:frame svg:width="12.124cm" svg:height="1.078cm" svg:x="15.24cm" svg:y="0.635cm" draw:style-name="grHeaderDateTime2" presentation:class="date-time" draw:text-style-name="paraDateTimePageNum2" draw:layer="backgroundobjects">
        <draw:text-box>
          <text:p text:style-name="paraDateTimePageNum2"><text:span text:style-name="M8231000"><presentation:date-time/></text:span></text:p>
        </draw:text-box>
      </draw:frame>
      <draw:frame svg:width="12.124cm" svg:height="1.078cm" svg:x="0.576cm" svg:y="19.877cm" draw:style-name="grFooterPageNum3" presentation:class="footer" draw:text-style-name="paraHeaderFooter3" draw:layer="backgroundobjects">
        <draw:text-box>
          <text:p text:style-name="paraHeaderFooter3"><text:span text:style-name="M8241000"/></text:p>
        </draw:text-box>
      </draw:frame>
      <draw:frame svg:width="12.124cm" svg:height="1.078cm" svg:x="15.24cm" svg:y="19.877cm" draw:style-name="grFooterPageNum4" presentation:class="page-number" draw:text-style-name="paraDateTimePageNum4" draw:layer="backgroundobjects">
        <draw:text-box>
          <text:p text:style-name="paraDateTimePageNum4"><text:page-number>
                          &lt;#&gt;
                        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</office:master-styles>
</office:document-styles>
</file>

<file path=meta.xml><?xml version="1.0" encoding="utf-8"?>
<office:document-meta xmlns:office="urn:oasis:names:tc:opendocument:xmlns:office:1.0" xmlns="http://schemas.openxmlformats.org/officeDocument/2006/extended-properties" xmlns:dcterms="http://purl.org/dc/terms/" xmlns:dcmitype="http://purl.org/dc/dcmitype/" xmlns:vt="http://schemas.openxmlformats.org/officeDocument/2006/docPropsVTypes" xmlns:cp="http://schemas.openxmlformats.org/package/2006/metadata/core-properties" xmlns:cust-p="http://schemas.openxmlformats.org/officeDocument/2006/custom-properties" xmlns:dc="http://purl.org/dc/elements/1.1/" xmlns:ooo="http://openoffice.org/2004/office" xmlns:meta="urn:oasis:names:tc:opendocument:xmlns:meta:1.0" office:version="1.1">
  <office:meta>
    <meta:generator>OpenXML/ODF Translator Command Line Tool 3.0 2.0.0</meta:generator>
    <dc:title>Title</dc:title>
    <meta:initial-creator/>
    <meta:creation-date>2006-08-16T02:00:00</meta:creation-date>
    <dc:creator/>
    <dc:date>2007-04-05T12:53:16</dc:date>
    <meta:editing-cycles/>
    <dc:language/>
    <meta:document-statistic/>
  </office:meta>
</office:document-meta>
</file>